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58])" office:value-type="float" office:value="194">
            <text:p>194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94">
            <text:p>194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45">
            <text:p>3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23/03/2012</text:date>, <text:time>15:31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23T15:31:48</dc:date>
    <meta:editing-duration>PT54M46S</meta:editing-duration>
    <meta:editing-cycles>73</meta:editing-cycles>
    <meta:generator>LibreOffice/3.4$Unix LibreOffice_project/340m1$Build-302</meta:generator>
    <meta:document-statistic meta:table-count="5" meta:cell-count="208" meta:object-count="0"/>
  </office:meta>
</office:document-meta>
</file>